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5f_code">
      <style:text-properties officeooo:paragraph-rsid="00992460"/>
    </style:style>
    <style:style style:name="P2" style:family="paragraph" style:parent-style-name="_5f_code">
      <style:text-properties officeooo:paragraph-rsid="00730bb6"/>
    </style:style>
    <style:style style:name="P3" style:family="paragraph" style:parent-style-name="_5f_code">
      <style:text-properties officeooo:paragraph-rsid="009d722e"/>
    </style:style>
    <style:style style:name="P4" style:family="paragraph" style:parent-style-name="_5f_code">
      <style:text-properties officeooo:paragraph-rsid="00836eac"/>
    </style:style>
    <style:style style:name="P5" style:family="paragraph" style:parent-style-name="_5f_code">
      <style:text-properties officeooo:paragraph-rsid="00b1bf78"/>
    </style:style>
    <style:style style:name="P6" style:family="paragraph" style:parent-style-name="_5f_code">
      <style:text-properties officeooo:paragraph-rsid="00b2eab4"/>
    </style:style>
    <style:style style:name="P7" style:family="paragraph" style:parent-style-name="_5f_code">
      <style:text-properties officeooo:paragraph-rsid="00b3ea4f"/>
    </style:style>
    <style:style style:name="P8" style:family="paragraph" style:parent-style-name="_5f_code"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_5f_code">
      <style:text-properties fo:language="zxx" fo:country="none" officeooo:paragraph-rsid="00b73035" style:language-asian="zxx" style:country-asian="none" style:language-complex="zxx" style:country-complex="none"/>
    </style:style>
    <style:style style:name="P10" style:family="paragraph" style:parent-style-name="_5f_code">
      <style:text-properties fo:language="zxx" fo:country="none" officeooo:paragraph-rsid="00bc13b6" style:language-asian="zxx" style:country-asian="none" style:language-complex="zxx" style:country-complex="none"/>
    </style:style>
    <style:style style:name="P11" style:family="paragraph" style:parent-style-name="_5f_code">
      <style:text-properties officeooo:paragraph-rsid="00b73035"/>
    </style:style>
    <style:style style:name="P12" style:family="paragraph" style:parent-style-name="_5f_code">
      <style:text-properties officeooo:paragraph-rsid="00b7930c"/>
    </style:style>
    <style:style style:name="P13" style:family="paragraph" style:parent-style-name="_5f_code">
      <style:text-properties officeooo:paragraph-rsid="00b9860f"/>
    </style:style>
    <style:style style:name="P14" style:family="paragraph" style:parent-style-name="_5f_code">
      <style:text-properties officeooo:paragraph-rsid="00b98869"/>
    </style:style>
    <style:style style:name="P15" style:family="paragraph" style:parent-style-name="_5f_code">
      <style:text-properties officeooo:paragraph-rsid="00bae2ed"/>
    </style:style>
    <style:style style:name="P16" style:family="paragraph" style:parent-style-name="_5f_code">
      <style:text-properties officeooo:paragraph-rsid="00bc13b6"/>
    </style:style>
    <style:style style:name="P17" style:family="paragraph" style:parent-style-name="_5f_code">
      <style:text-properties officeooo:paragraph-rsid="00be0a2f"/>
    </style:style>
    <style:style style:name="P18" style:family="paragraph" style:parent-style-name="_5f_paragraph">
      <style:text-properties officeooo:rsid="004eb701" officeooo:paragraph-rsid="004f95c3"/>
    </style:style>
    <style:style style:name="P19" style:family="paragraph" style:parent-style-name="_5f_paragraph">
      <style:text-properties officeooo:rsid="004eb701" officeooo:paragraph-rsid="00542597"/>
    </style:style>
    <style:style style:name="P20" style:family="paragraph" style:parent-style-name="_5f_paragraph">
      <style:text-properties officeooo:rsid="004f95c3" officeooo:paragraph-rsid="004f95c3"/>
    </style:style>
    <style:style style:name="P21" style:family="paragraph" style:parent-style-name="_5f_paragraph">
      <style:text-properties officeooo:rsid="004f95c3" officeooo:paragraph-rsid="00555634"/>
    </style:style>
    <style:style style:name="P22" style:family="paragraph" style:parent-style-name="_5f_paragraph">
      <style:text-properties officeooo:rsid="0053ae46" officeooo:paragraph-rsid="0053ae46"/>
    </style:style>
    <style:style style:name="P23" style:family="paragraph" style:parent-style-name="_5f_paragraph">
      <style:text-properties officeooo:rsid="004d86bf" officeooo:paragraph-rsid="004eb701"/>
    </style:style>
    <style:style style:name="P24" style:family="paragraph" style:parent-style-name="_5f_paragraph">
      <style:text-properties officeooo:rsid="005d47af" officeooo:paragraph-rsid="005d47af"/>
    </style:style>
    <style:style style:name="P25" style:family="paragraph" style:parent-style-name="_5f_paragraph">
      <style:text-properties officeooo:rsid="005d47af" officeooo:paragraph-rsid="009d722e"/>
    </style:style>
    <style:style style:name="P26" style:family="paragraph" style:parent-style-name="_5f_paragraph">
      <style:text-properties officeooo:rsid="006838ac" officeooo:paragraph-rsid="006838ac"/>
    </style:style>
    <style:style style:name="P27" style:family="paragraph" style:parent-style-name="_5f_paragraph">
      <style:text-properties officeooo:paragraph-rsid="007c18cc"/>
    </style:style>
    <style:style style:name="P28" style:family="paragraph" style:parent-style-name="_5f_paragraph">
      <style:text-properties officeooo:paragraph-rsid="00a0af34"/>
    </style:style>
    <style:style style:name="P29" style:family="paragraph" style:parent-style-name="_5f_paragraph">
      <style:text-properties officeooo:paragraph-rsid="006f40ae"/>
    </style:style>
    <style:style style:name="P30" style:family="paragraph" style:parent-style-name="_5f_paragraph">
      <style:text-properties officeooo:paragraph-rsid="0046f00c"/>
    </style:style>
    <style:style style:name="P31" style:family="paragraph" style:parent-style-name="_5f_paragraph">
      <style:text-properties style:font-name="Calibri Light" fo:font-size="11pt" fo:font-weight="250" officeooo:rsid="0048889b" officeooo:paragraph-rsid="0048889b"/>
    </style:style>
    <style:style style:name="P32" style:family="paragraph" style:parent-style-name="_5f_paragraph">
      <style:text-properties style:font-name="Calibri Light" fo:font-size="11pt" fo:font-weight="250" officeooo:rsid="006cc035" officeooo:paragraph-rsid="006cc035"/>
    </style:style>
    <style:style style:name="P33" style:family="paragraph" style:parent-style-name="_5f_paragraph">
      <style:text-properties style:font-name="Calibri Light" fo:font-size="11pt" fo:font-weight="250" officeooo:rsid="00638b49" officeooo:paragraph-rsid="00638b49"/>
    </style:style>
    <style:style style:name="P34" style:family="paragraph" style:parent-style-name="_5f_paragraph">
      <style:text-properties style:font-name="Calibri Light" fo:font-size="11pt" fo:font-weight="250" officeooo:rsid="0088cf43" officeooo:paragraph-rsid="0088cf43"/>
    </style:style>
    <style:style style:name="P35" style:family="paragraph" style:parent-style-name="_5f_paragraph">
      <style:text-properties officeooo:rsid="00666880" officeooo:paragraph-rsid="00666880"/>
    </style:style>
    <style:style style:name="P36" style:family="paragraph" style:parent-style-name="_5f_paragraph">
      <style:text-properties officeooo:paragraph-rsid="00b73035"/>
    </style:style>
    <style:style style:name="P37" style:family="paragraph" style:parent-style-name="_5f_paragraph">
      <style:text-properties officeooo:paragraph-rsid="00b98869"/>
    </style:style>
    <style:style style:name="P38" style:family="paragraph" style:parent-style-name="_5f_comment">
      <style:text-properties officeooo:paragraph-rsid="009e4acb"/>
    </style:style>
    <style:style style:name="P39" style:family="paragraph" style:parent-style-name="_5f_heading_5f_middle_5f_2">
      <style:text-properties fo:font-variant="normal" fo:text-transform="none" style:font-name="Bebas Neue Pro" fo:font-size="16pt" officeooo:rsid="007c18cc" officeooo:paragraph-rsid="007c18cc"/>
    </style:style>
    <style:style style:name="P40" style:family="paragraph" style:parent-style-name="_5f_heading_5f_middle_5f_2">
      <style:text-properties officeooo:rsid="006f40ae" officeooo:paragraph-rsid="006f40ae"/>
    </style:style>
    <style:style style:name="P41" style:family="paragraph" style:parent-style-name="_5f_heading_5f_bottom">
      <style:text-properties fo:font-variant="normal" fo:text-transform="none" style:font-name="Bebas Neue Pro Expanded" fo:font-size="14pt" fo:font-weight="bold" officeooo:rsid="0086fa32" officeooo:paragraph-rsid="0086fa32"/>
    </style:style>
    <style:style style:name="P42" style:family="paragraph" style:parent-style-name="_5f_text">
      <style:text-properties officeooo:rsid="00730bb6" officeooo:paragraph-rsid="00730bb6"/>
    </style:style>
    <style:style style:name="P43" style:family="paragraph" style:parent-style-name="_5f_text">
      <style:text-properties officeooo:rsid="00952e82" officeooo:paragraph-rsid="00992460"/>
    </style:style>
    <style:style style:name="P44" style:family="paragraph" style:parent-style-name="_5f_text">
      <style:text-properties officeooo:rsid="008bb093" officeooo:paragraph-rsid="00992460"/>
    </style:style>
    <style:style style:name="P45" style:family="paragraph" style:parent-style-name="_5f_text">
      <style:text-properties officeooo:rsid="008bb093" officeooo:paragraph-rsid="008bb093"/>
    </style:style>
    <style:style style:name="P46" style:family="paragraph" style:parent-style-name="_5f_text">
      <style:text-properties officeooo:rsid="00a4772b" officeooo:paragraph-rsid="008bb093"/>
    </style:style>
    <style:style style:name="P47" style:family="paragraph" style:parent-style-name="_5f_text">
      <style:text-properties officeooo:paragraph-rsid="00ae623d"/>
    </style:style>
    <style:style style:name="P48" style:family="paragraph" style:parent-style-name="_5f_text">
      <style:text-properties fo:language="ru" fo:country="RU" officeooo:rsid="00b2a2e7" officeooo:paragraph-rsid="00b2a2e7"/>
    </style:style>
    <style:style style:name="P49" style:family="paragraph" style:parent-style-name="_5f_text">
      <style:text-properties officeooo:paragraph-rsid="00b73035"/>
    </style:style>
    <style:style style:name="P50" style:family="paragraph" style:parent-style-name="_5f_text">
      <style:text-properties officeooo:paragraph-rsid="00bc13b6"/>
    </style:style>
    <style:style style:name="P51" style:family="paragraph" style:parent-style-name="_5f_heading_5f_top" style:master-page-name="Standard">
      <style:paragraph-properties style:page-number="auto"/>
    </style:style>
    <style:style style:name="P52" style:family="paragraph" style:parent-style-name="_5f_list" style:list-style-name="L1"/>
    <style:style style:name="P53" style:family="paragraph" style:parent-style-name="_5f_list" style:list-style-name="L1">
      <style:text-properties officeooo:paragraph-rsid="00555634"/>
    </style:style>
    <style:style style:name="T1" style:family="text">
      <style:text-properties style:font-name="Calibri Light" fo:font-size="11pt" fo:language="ru" fo:country="RU" fo:font-weight="250" officeooo:rsid="00b06f42"/>
    </style:style>
    <style:style style:name="T2" style:family="text">
      <style:text-properties style:font-name="Calibri Light" fo:font-size="11pt" fo:language="ru" fo:country="RU" fo:font-weight="250" officeooo:rsid="00b2eab4"/>
    </style:style>
    <style:style style:name="T3" style:family="text">
      <style:text-properties style:font-name="Calibri Light" fo:font-size="11pt" fo:language="ru" fo:country="RU" fo:font-weight="250" officeooo:rsid="0046f00c"/>
    </style:style>
    <style:style style:name="T4" style:family="text">
      <style:text-properties style:font-name="Calibri Light" fo:font-size="11pt" fo:language="ru" fo:country="RU" fo:font-weight="250" officeooo:rsid="00be21f8"/>
    </style:style>
    <style:style style:name="T5" style:family="text">
      <style:text-properties style:font-name="Calibri Light" fo:font-size="11pt" fo:font-weight="250"/>
    </style:style>
    <style:style style:name="T6" style:family="text">
      <style:text-properties style:font-name="Calibri Light" fo:font-size="11pt" fo:font-weight="250" officeooo:rsid="00787277"/>
    </style:style>
    <style:style style:name="T7" style:family="text">
      <style:text-properties style:font-name="Calibri Light" fo:font-size="11pt" fo:font-weight="250" officeooo:rsid="0046f00c"/>
    </style:style>
    <style:style style:name="T8" style:family="text">
      <style:text-properties style:font-name="Calibri Light" fo:font-size="11pt" fo:font-weight="250" officeooo:rsid="0098473e"/>
    </style:style>
    <style:style style:name="T9" style:family="text">
      <style:text-properties style:font-name="Calibri Light" fo:font-size="11pt" fo:font-weight="250" officeooo:rsid="00821f3d"/>
    </style:style>
    <style:style style:name="T10" style:family="text">
      <style:text-properties style:font-name="Calibri Light" fo:font-size="11pt" fo:font-weight="250" officeooo:rsid="007f82e8"/>
    </style:style>
    <style:style style:name="T11" style:family="text">
      <style:text-properties style:font-name="Calibri Light" fo:font-size="11pt" fo:font-weight="250" officeooo:rsid="004f95c3"/>
    </style:style>
    <style:style style:name="T12" style:family="text">
      <style:text-properties style:font-name="Calibri Light" fo:font-size="11pt" fo:font-weight="250" officeooo:rsid="007c18cc"/>
    </style:style>
    <style:style style:name="T13" style:family="text">
      <style:text-properties style:font-name="Calibri Light" fo:font-size="11pt" fo:font-weight="250" officeooo:rsid="00a0af34"/>
    </style:style>
    <style:style style:name="T14" style:family="text">
      <style:text-properties style:font-name="Calibri Light" fo:font-size="11pt" fo:language="en" fo:country="US" fo:font-weight="250" officeooo:rsid="00b1bf78"/>
    </style:style>
    <style:style style:name="T15" style:family="text">
      <style:text-properties fo:language="ru" fo:country="RU" officeooo:rsid="00b1bf78"/>
    </style:style>
    <style:style style:name="T16" style:family="text">
      <style:text-properties fo:language="ru" fo:country="RU" officeooo:rsid="00b2277c"/>
    </style:style>
    <style:style style:name="T17" style:family="text">
      <style:text-properties fo:language="ru" fo:country="RU" officeooo:rsid="00b2a2e7"/>
    </style:style>
    <style:style style:name="T18" style:family="text">
      <style:text-properties fo:language="ru" fo:country="RU" officeooo:rsid="00b3ea4f"/>
    </style:style>
    <style:style style:name="T19" style:family="text">
      <style:text-properties officeooo:rsid="00489d9b"/>
    </style:style>
    <style:style style:name="T20" style:family="text">
      <style:text-properties officeooo:rsid="0053ae46"/>
    </style:style>
    <style:style style:name="T21" style:family="text">
      <style:text-properties officeooo:rsid="005d47af"/>
    </style:style>
    <style:style style:name="T22" style:family="text">
      <style:text-properties officeooo:rsid="00769d07"/>
    </style:style>
    <style:style style:name="T23" style:family="text">
      <style:text-properties officeooo:rsid="00787277"/>
    </style:style>
    <style:style style:name="T24" style:family="text">
      <style:text-properties officeooo:rsid="006f40ae"/>
    </style:style>
    <style:style style:name="T25" style:family="text">
      <style:text-properties style:font-name="Hack" fo:font-size="9pt" fo:font-weight="normal" officeooo:rsid="0086fa32"/>
    </style:style>
    <style:style style:name="T26" style:family="text">
      <style:text-properties style:font-name="Hack" fo:font-size="9pt" fo:font-weight="normal" officeooo:rsid="008a0735"/>
    </style:style>
    <style:style style:name="T27" style:family="text">
      <style:text-properties style:font-name="Hack" fo:font-size="9pt" fo:font-weight="normal" officeooo:rsid="008f16fc"/>
    </style:style>
    <style:style style:name="T28" style:family="text">
      <style:text-properties style:font-name="Hack" fo:font-size="9pt" fo:language="zxx" fo:country="none" fo:font-weight="normal" officeooo:rsid="00bae2ed"/>
    </style:style>
    <style:style style:name="T29" style:family="text">
      <style:text-properties officeooo:rsid="00432dcd"/>
    </style:style>
    <style:style style:name="T30" style:family="text">
      <style:text-properties officeooo:rsid="00555634"/>
    </style:style>
    <style:style style:name="T31" style:family="text">
      <style:text-properties officeooo:rsid="0061f52e"/>
    </style:style>
    <style:style style:name="T32" style:family="text">
      <style:text-properties officeooo:rsid="0046f00c"/>
    </style:style>
    <style:style style:name="T33" style:family="text">
      <style:text-properties officeooo:rsid="005ad4ef"/>
    </style:style>
    <style:style style:name="T34" style:family="text">
      <style:text-properties officeooo:rsid="005ca26c"/>
    </style:style>
    <style:style style:name="T35" style:family="text">
      <style:text-properties officeooo:rsid="00890eaa"/>
    </style:style>
    <style:style style:name="T36" style:family="text">
      <style:text-properties officeooo:rsid="008d5243"/>
    </style:style>
    <style:style style:name="T37" style:family="text">
      <style:text-properties fo:font-variant="normal" fo:text-transform="none" style:font-name="Calibri" fo:font-size="11pt" fo:font-style="italic" fo:font-weight="normal" officeooo:rsid="009e4acb" fo:background-color="transparent" loext:char-shading-value="0"/>
    </style:style>
    <style:style style:name="T38" style:family="text">
      <style:text-properties fo:font-variant="normal" fo:text-transform="none" style:font-name="Calibri" fo:font-size="11pt" fo:font-style="italic" fo:font-weight="normal" officeooo:rsid="00a018e7" fo:background-color="transparent" loext:char-shading-value="0"/>
    </style:style>
    <style:style style:name="T39" style:family="text">
      <style:text-properties fo:font-variant="normal" fo:text-transform="none" fo:font-style="italic" officeooo:rsid="00a018e7" fo:background-color="transparent" loext:char-shading-value="0"/>
    </style:style>
    <style:style style:name="T40" style:family="text">
      <style:text-properties officeooo:rsid="0096d059"/>
    </style:style>
    <style:style style:name="T41" style:family="text">
      <style:text-properties officeooo:rsid="0098473e"/>
    </style:style>
    <style:style style:name="T42" style:family="text">
      <style:text-properties officeooo:rsid="007f82e8"/>
    </style:style>
    <style:style style:name="T43" style:family="text">
      <style:text-properties officeooo:rsid="0084bc0a"/>
    </style:style>
    <style:style style:name="T44" style:family="text">
      <style:text-properties officeooo:rsid="008ebc53"/>
    </style:style>
    <style:style style:name="T45" style:family="text">
      <style:text-properties officeooo:rsid="00505b89"/>
    </style:style>
    <style:style style:name="T46" style:family="text">
      <style:text-properties officeooo:rsid="00542597"/>
    </style:style>
    <style:style style:name="T47" style:family="text">
      <style:text-properties officeooo:rsid="004f95c3"/>
    </style:style>
    <style:style style:name="T48" style:family="text">
      <style:text-properties officeooo:rsid="00778f97"/>
    </style:style>
    <style:style style:name="T49" style:family="text">
      <style:text-properties officeooo:rsid="00927b94"/>
    </style:style>
    <style:style style:name="T50" style:family="text">
      <style:text-properties officeooo:rsid="00781f19"/>
    </style:style>
    <style:style style:name="T51" style:family="text">
      <style:text-properties officeooo:rsid="0059073a"/>
    </style:style>
    <style:style style:name="T52" style:family="text">
      <style:text-properties officeooo:rsid="007c18cc"/>
    </style:style>
    <style:style style:name="T53" style:family="text">
      <style:text-properties officeooo:rsid="009d722e"/>
    </style:style>
    <style:style style:name="T54" style:family="text">
      <style:text-properties officeooo:rsid="009e4acb"/>
    </style:style>
    <style:style style:name="T55" style:family="text">
      <style:text-properties officeooo:rsid="00a0af34"/>
    </style:style>
    <style:style style:name="T56" style:family="text">
      <style:text-properties officeooo:rsid="0086c3e2"/>
    </style:style>
    <style:style style:name="T57" style:family="text">
      <style:text-properties officeooo:rsid="00952e82"/>
    </style:style>
    <style:style style:name="T58" style:family="text">
      <style:text-properties officeooo:rsid="00b1bf78"/>
    </style:style>
    <style:style style:name="T59" style:family="text">
      <style:text-properties fo:language="en" fo:country="US" officeooo:rsid="00b1bf78"/>
    </style:style>
    <style:style style:name="T60" style:family="text">
      <style:text-properties fo:language="en" fo:country="US" officeooo:rsid="00b9860f"/>
    </style:style>
    <style:style style:name="T61" style:family="text">
      <style:text-properties officeooo:rsid="00b3ea4f"/>
    </style:style>
    <style:style style:name="T62" style:family="text">
      <style:text-properties fo:language="zxx" fo:country="none" style:language-asian="zxx" style:country-asian="none" style:language-complex="zxx" style:country-complex="none"/>
    </style:style>
    <style:style style:name="T63" style:family="text">
      <style:text-properties officeooo:rsid="00be21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Установка</text:p>
      <text:p text:style-name="P42">Стандартно обновляем</text:p>
      <text:p text:style-name="_5f_code">sudo apt update</text:p>
      <text:p text:style-name="P2">sudo apt-<text:span text:style-name="T29">get -y</text:span> install apache2</text:p>
      <text:p text:style-name="_5f_paragraph">Управление по <text:span text:style-name="_5f_bold">systemctl</text:span></text:p>
      <text:p text:style-name="_5f_code">sudo systemctl status apache2</text:p>
      <text:p text:style-name="_5f_text"/>
      <text:p text:style-name="_5f_text">В Apache в Ubuntu 20.04 по умолчанию включен один серверный блок, настроенный на обслуживание документов из директории /var/www/html. </text:p>
      <text:p text:style-name="_5f_text"/>
      <text:p text:style-name="_5f_heading_5f_top">Настройка виртуальных хостов (рекомендуется)</text:p>
      <text:p text:style-name="_5f_heading_5f_middle_5f_1">Теория</text:p>
      <text:p text:style-name="_5f_paragraph">НТТР/1.1 содержит заголовок Host. GET запрос содержит имя сервера и путь до нужного файла. Запрос уходит к DNS серверу. На сервере есть запись А, которая сопоставляет домен с IP. <text:span text:style-name="T20">Запрос пересылается на хостинг.</text:span></text:p>
      <text:p text:style-name="P22">На хостинге <text:span text:style-name="_5f_bold">apache</text:span> <text:span text:style-name="T5">имеет таблицу соответствия HOST → КАТАЛОГ, в котором находится нужный сайт.</text:span></text:p>
      <text:p text:style-name="P23">Пример блока <text:span text:style-name="_5f_bold">VirtualHost</text:span> <text:span text:style-name="T45">для двух сайтов</text:span>:</text:p>
      <text:p text:style-name="_5f_code">NameVirtualHost *</text:p>
      <text:p text:style-name="_5f_code">ServerName www.somewhere.com</text:p>
      <text:p text:style-name="_5f_code">DocumentRoot /usr/local/www/data</text:p>
      <text:p text:style-name="_5f_code">ServerAdmin webmaster@somewhere.com</text:p>
      <text:p text:style-name="_5f_code">ErrorLog logs/www.somewhere.com-error_log</text:p>
      <text:p text:style-name="_5f_code">CustomLog logs/www.somewhere.com-access_log common</text:p>
      <text:p text:style-name="_5f_code">ServerName www.frankspage.com</text:p>
      <text:p text:style-name="_5f_code">ServerAlias frankspage.com</text:p>
      <text:p text:style-name="_5f_code">DocumentRoot /home/frank/public_html</text:p>
      <text:p text:style-name="_5f_code">ServerAdmin frank@frankspage.com</text:p>
      <text:p text:style-name="_5f_code">ErrorLog logs/www.frankspage.com-error_log</text:p>
      <text:p text:style-name="_5f_code">CustomLog logs/www.frankspage.com-access_log common </text:p>
      <text:p text:style-name="P19">Когда http запрос прилетает на <text:span text:style-name="_5f_bold"><text:span text:style-name="T20">apache</text:span></text:span> по <text:span text:style-name="_5f_bold"><text:span text:style-name="T46">IP</text:span></text:span>, <text:span text:style-name="_5f_bold"><text:span text:style-name="T20">apache</text:span></text:span> берёт из запроса <text:span text:style-name="_5f_bold">host</text:span> и сравнивает его по своей таблице. В таблице присутствует <text:span text:style-name="_5f_bold">ServerName</text:span>. Если совпадает, то <text:span text:style-name="_5f_bold">DocumentRoot</text:span> показывает куда нужно перенаправлять поток данных.</text:p>
      <text:p text:style-name="P18">Если запрос имеет <text:span text:style-name="_5f_bold"><text:span text:style-name="T47">host</text:span></text:span><text:span text:style-name="T11">? То он работает</text:span></text:p>
      <text:p text:style-name="_5f_code"><text:s/><text:a xlink:type="simple" xlink:href="https://www.hostland.ru/articles/virtual_hosting" text:style-name="Internet_20_link" text:visited-style-name="Visited_20_Internet_20_Link">https://www.hostland.ru/articles/virtual_hosting</text:a></text:p>
      <text:p text:style-name="P21">Если не имеет, то виртуальный хостинг не работает, поскольку <text:span text:style-name="_5f_bold"><text:span text:style-name="T20">apache</text:span></text:span> не знает какой домен нам нужен.</text:p>
      <text:p text:style-name="_5f_code">https://192.168.2.202/articles/virtual_hosting </text:p>
      <text:p text:style-name="P20">Чтобы это раз рулить локально, нужно править <text:span text:style-name="_5f_bold">C:\windows\system32\drivers\etc\hosts</text:span>. Он заменяет <text:span text:style-name="_5f_bold">DNS</text:span> сервис на локальном компе.</text:p>
      <text:p text:style-name="P20"><text:s/><text:span text:style-name="T30">Что в итоге нужно:</text:span></text:p>
      <text:list xml:id="list945803429" text:style-name="L1">
        <text:list-item>
          <text:p text:style-name="P52">Определить место <text:span text:style-name="T5">где будет</text:span> <text:span text:style-name="T5">хранится </text:span>сайт</text:p>
        </text:list-item>
        <text:list-item>
          <text:p text:style-name="P53">Исправить конфигурацию <text:span text:style-name="_5f_bold"><text:span text:style-name="T20">apache</text:span></text:span>, чтобы он знал куда нужно лезть.</text:p>
        </text:list-item>
      </text:list>
      <text:p text:style-name="_5f_heading_5f_middle_5f_1">Настройка - практика</text:p>
      <text:p text:style-name="_5f_heading_5f_middle_5f_2">Создание пользователя</text:p>
      <text:p text:style-name="P47">Прежде создайте пользователя без привилегий <text:span text:style-name="_5f_bold">root</text:span>. <text:span text:style-name="T48">У него должна быть основная группа www-data. Из под этой группы работает </text:span><text:span text:style-name="_5f_bold"><text:span text:style-name="T50">Apache</text:span></text:span><text:span text:style-name="T48">. Он должен иметь право изменять содержимое папок, поэтому у всех папок должна быть его группа и он должен иметь право записи в папки.</text:span></text:p>
      <text:p text:style-name="_5f_text"><text:soft-page-break/>Создаем пользователя <text:span text:style-name="T49">для </text:span><text:span text:style-name="T15">работы с </text:span><text:span text:style-name="_5f_bold"><text:span text:style-name="T58">WordPress</text:span></text:span><text:span text:style-name="T14"> → </text:span><text:span text:style-name="_5f_bold"><text:span text:style-name="T58">wordpress</text:span></text:span>. <text:span text:style-name="T15">И пользователя для работы с отдельным сайтом </text:span><text:span text:style-name="_5f_bold"><text:span text:style-name="T58">superstaff</text:span></text:span><text:span text:style-name="T59"> → </text:span><text:span text:style-name="_5f_bold"><text:span text:style-name="T58">userstaff</text:span></text:span><text:span text:style-name="T59">. </text:span><text:span text:style-name="T50">Группа </text:span><text:span text:style-name="_5f_bold"><text:span text:style-name="T50">www-data</text:span></text:span><text:span text:style-name="T50"> должна</text:span> <text:span text:style-name="T14">появится</text:span> <text:span text:style-name="T50">после установки </text:span><text:span text:style-name="_5f_bold"><text:span text:style-name="T50">Apache</text:span></text:span><text:span text:style-name="T50">. А может и изначально. Пофиг. </text:span><text:span text:style-name="T17">Пароли повторяют имя.</text:span></text:p>
      <text:p text:style-name="_5f_code">sudo useradd -m -s /bin/bash -g www-data wordpress<text:span text:style-name="T16">; </text:span>sudo passwd <text:span text:style-name="T25">wordpress</text:span></text:p>
      <text:p text:style-name="P5">sudo useradd -m -s /bin/bash -g www-data userstaff; sudo passwd <text:span text:style-name="T25">userstaff</text:span></text:p>
      <text:p text:style-name="P40">Имя для сайта</text:p>
      <text:p text:style-name="P29"><text:span text:style-name="T24">Домен выбираем из списка. Эти домены зарезервированы. </text:span><text:span text:style-name="T22">Их можно использовать. </text:span><text:span text:style-name="T23">Используем </text:span><text:span text:style-name="_5f_bold"><text:span text:style-name="T23">test</text:span></text:span><text:span text:style-name="T6">. </text:span><text:span text:style-name="T9">Иначе могут быть проблемы с доступом к сайтами, если есть доступ в </text:span><text:span text:style-name="T1">интернет, то в</text:span><text:span text:style-name="T9">сё будет нереально глючить.</text:span></text:p>
      <text:p text:style-name="_5f_code">.test</text:p>
      <text:p text:style-name="_5f_code">.example</text:p>
      <text:p text:style-name="_5f_code">.invalid</text:p>
      <text:p text:style-name="_5f_code">.localhost</text:p>
      <text:p text:style-name="P48">Всем делаем <text:span text:style-name="_5f_bold">.localhost </text:span>и забыли об этом.</text:p>
      <text:p text:style-name="_5f_heading_5f_middle_5f_2">Место <text:span text:style-name="T31">для сайта</text:span></text:p>
      <text:p text:style-name="P30"><text:span text:style-name="T32">Создадим </text:span><text:span text:style-name="T4">каталоги</text:span><text:span text:style-name="T32"> для размещения </text:span><text:span text:style-name="T7">сайт</text:span><text:span text:style-name="T2">ов</text:span></text:p>
      <text:p text:style-name="P16">sudo mkdir -p /var/www/wordpress.invalid/public_html</text:p>
      <text:p text:style-name="P6">sudo mkdir -p /var/www/superstaff.localhost/public_html</text:p>
      <text:p text:style-name="P31">-<text:span text:style-name="T19">p не ругаться если уже есть</text:span></text:p>
      <text:p text:style-name="P32">Права смотри ниже</text:p>
      <text:p text:style-name="P39">Подключаем папк<text:span text:style-name="T18">и</text:span> как виртуальны<text:span text:style-name="T18">е</text:span> сайт<text:span text:style-name="T18">ы</text:span></text:p>
      <text:p text:style-name="P27"><text:span text:style-name="T51">Переходим в директорию с конфигурациями </text:span><text:span text:style-name="_5f_bold"><text:span text:style-name="T50">Apache</text:span></text:span><text:span text:style-name="T51"> и создаем файл конфигурации </text:span><text:span text:style-name="T52">для </text:span><text:span text:style-name="T12">сайта </text:span><text:span text:style-name="_5f_bold"><text:span text:style-name="T52">wordpress</text:span></text:span><text:span text:style-name="T12">.</text:span></text:p>
      <text:p text:style-name="_5f_code">cd /etc/apache2/sites-available/</text:p>
      <text:p text:style-name="P16"><text:span text:style-name="T33">sudo </text:span>touch wordpress.invalid.conf</text:p>
      <text:p text:style-name="P7"><text:span text:style-name="T33">sudo </text:span>touch superstaff.localhost.conf</text:p>
      <text:p text:style-name="P50"><text:span text:style-name="T42">Изменяем </text:span><text:span text:style-name="T10">с</text:span><text:span text:style-name="T34">одержимое </text:span><text:span text:style-name="T21">файл</text:span><text:span text:style-name="T18">а </text:span><text:span text:style-name="_5f_bold"><text:span text:style-name="T61">wordpress.invalid.conf</text:span></text:span><text:span text:style-name="T21">:</text:span></text:p>
      <text:p text:style-name="_5f_code">&lt;VirtualHost *<text:span text:style-name="T62">:80&gt;</text:span></text:p>
      <text:p text:style-name="P10"><text:s text:c="4"/>ServerAdmin admin@<text:span text:style-name="T61">wordpress.invalid</text:span></text:p>
      <text:p text:style-name="P10"><text:s text:c="4"/>ServerName <text:span text:style-name="T61">wordpress.invalid</text:span></text:p>
      <text:p text:style-name="P10"><text:s text:c="4"/>ServerAlias www.<text:span text:style-name="T61">wordpress.invalid</text:span></text:p>
      <text:p text:style-name="P10"><text:s text:c="4"/>DocumentRoot /var/www/<text:span text:style-name="T61">wordpress.invalid</text:span>/public_html</text:p>
      <text:p text:style-name="P8"><text:s text:c="4"/>ErrorLog ${APACHE_LOG_DIR}/error.log</text:p>
      <text:p text:style-name="P8"><text:s text:c="4"/>CustomLog ${APACHE_LOG_DIR}/access.log combined</text:p>
      <text:p text:style-name="P8">&lt;/VirtualHost&gt;</text:p>
      <text:p text:style-name="P10">&lt;Directory /var/www/<text:span text:style-name="T61">wordpress.invalid</text:span>/public_html/&gt;</text:p>
      <text:p text:style-name="P8"><text:s text:c="4"/>AllowOverride All</text:p>
      <text:p text:style-name="_5f_code">&lt;/Directory&gt;</text:p>
      <text:p text:style-name="P49"><text:span text:style-name="T42">Изменяем </text:span><text:span text:style-name="T10">с</text:span><text:span text:style-name="T34">одержимое </text:span><text:span text:style-name="T21">файл</text:span><text:span text:style-name="T18">а </text:span><text:span text:style-name="_5f_bold"><text:span text:style-name="T61">superstaff.localhost.conf</text:span></text:span><text:span text:style-name="T21">:</text:span></text:p>
      <text:p text:style-name="P11">&lt;VirtualHost *<text:span text:style-name="T62">:80&gt;</text:span></text:p>
      <text:p text:style-name="P9"><text:s text:c="4"/>ServerAdmin admin@superstaff<text:span text:style-name="T61">.localhost</text:span></text:p>
      <text:p text:style-name="P9"><text:s text:c="4"/>ServerName superstaff<text:span text:style-name="T61">.localhost</text:span></text:p>
      <text:p text:style-name="P9"><text:s text:c="4"/>ServerAlias www.superstaff<text:span text:style-name="T61">.localhost</text:span></text:p>
      <text:p text:style-name="P9"><text:s text:c="4"/>DocumentRoot /var/www/superstaff<text:span text:style-name="T61">.localhost</text:span>/public_html</text:p>
      <text:p text:style-name="P9"><text:s text:c="4"/>ErrorLog ${APACHE_LOG_DIR}/error.log</text:p>
      <text:p text:style-name="P9"><text:s text:c="4"/>CustomLog ${APACHE_LOG_DIR}/access.log combined</text:p>
      <text:p text:style-name="P9">&lt;/VirtualHost&gt;</text:p>
      <text:p text:style-name="P9">&lt;Directory /var/www/superstaff<text:span text:style-name="T61">.localhost</text:span>/public_html/&gt;</text:p>
      <text:p text:style-name="P9"><text:s text:c="4"/>AllowOverride All</text:p>
      <text:p text:style-name="P11">&lt;/Directory&gt;</text:p>
      <text:p text:style-name="P36"><text:span text:style-name="T53">Директива </text:span><text:span text:style-name="_5f_bold">Directory</text:span> <text:span text:style-name="T53">очень важна. Без неё не работают прямые ссылки </text:span><text:span text:style-name="T54">в </text:span><text:span text:style-name="_5f_bold"><text:span text:style-name="T54">WordPress</text:span></text:span><text:span text:style-name="T54">.</text:span></text:p>
      <text:p text:style-name="P25">После этого проверьте конфигурацию на наличие синтаксических ошибок с помощью:</text:p>
      <text:p text:style-name="P3">sudo apachectl configtest</text:p>
      <text:p text:style-name="P28"><text:span text:style-name="T55">Теперь мы </text:span><text:span text:style-name="T13">должны</text:span><text:span text:style-name="T55"> активировать </text:span><text:span text:style-name="_5f_bold"><text:span text:style-name="T55">mod_rewrite</text:span></text:span><text:span text:style-name="T55"> для использования постоянных ссылок в </text:span><text:span text:style-name="_5f_bold"><text:span text:style-name="T55">WordPress</text:span></text:span><text:span text:style-name="T55">:</text:span></text:p>
      <text:p text:style-name="_5f_code"><text:soft-page-break/>sudo a2enmod rewrite</text:p>
      <text:p text:style-name="P24">Чтобы включить новый файл виртуального хоста, используйте a2ensite вспомогательный скрипт, который создает символическую ссылку из файла виртуального хоста в каталог sites-enabled:</text:p>
      <text:p text:style-name="P4">sudo a2ensite wordpress.localhost</text:p>
      <text:p text:style-name="P12">sudo a2ensite <text:span text:style-name="T62">superstaff</text:span>.localhost</text:p>
      <text:p text:style-name="P17">sudo systemctl reload-or-restart apache2</text:p>
      <text:p text:style-name="P24">Другой вариант – создать символическую ссылку вручную, как показано ниже:</text:p>
      <text:p text:style-name="_5f_code">sudo ln -s /etc/apache2/sites-available/domain1.ru.conf /etc/apache2/sites-enabled/</text:p>
      <text:p text:style-name="P33">В принципе можно было в папке <text:s/><text:span text:style-name="T21">sites-available </text:span>создать файл и не парится. Но так как то гибче.</text:p>
      <text:p text:style-name="P35"><text:span text:style-name="T43">П</text:span>роверяем наличие хостов</text:p>
      <text:p text:style-name="_5f_code">apache2ctl -S</text:p>
      <text:p text:style-name="P38"><text:span text:style-name="T54">После копирования или </text:span><text:span text:style-name="T37">распаковки </text:span><text:span text:style-name="T38">WordPress желательно создать файл </text:span><text:span text:style-name="_5f_bold"><text:span text:style-name="T39">.htaccess</text:span></text:span><text:span text:style-name="T38"> вручную командой </text:span><text:span text:style-name="_5f_bold"><text:span text:style-name="T39">touch</text:span></text:span><text:span text:style-name="T38">. В противном случае его создаст </text:span><text:span text:style-name="_5f_bold"><text:span text:style-name="T39">Apache</text:span></text:span><text:span text:style-name="T38"> и будет гемор с правами доступа к файлу.</text:span></text:p>
      <text:p text:style-name="_5f_heading_5f_middle_5f_2">Правим hosts</text:p>
      <text:p text:style-name="P24">Далее <text:span text:style-name="T5">прописываем DNS в </text:span><text:span text:style-name="_5f_bold"><text:span text:style-name="T47">C:\windows\system32\drivers\etc\hosts</text:span></text:span><text:span text:style-name="T11">. </text:span></text:p>
      <text:p text:style-name="P13">192.168.2.2<text:span text:style-name="T60">01</text:span> wordpress.localhost</text:p>
      <text:p text:style-name="P13">192.168.2.2<text:span text:style-name="T60">01</text:span> <text:span text:style-name="T62">superstaff</text:span>.localhost</text:p>
      <text:p text:style-name="_5f_heading_5f_middle_5f_2">Пользователь и группа www-data</text:p>
      <text:p text:style-name="P26">После установки <text:span text:style-name="_5f_bold">Apache</text:span> нужно установить правильные права доступа для пользователей и групп. В этом нам помогут команды <text:span text:style-name="_5f_bold">chown</text:span> (изменить владельца) и <text:span text:style-name="_5f_bold">chmod</text:span> (изменить права доступа). Рассмотрим эти команды, а потом установим владельца для директории <text:span text:style-name="_5f_bold">/var/www</text:span> и права доступа к ней.</text:p>
      <text:p text:style-name="P26">После установки <text:span text:style-name="_5f_bold">web-</text:span>сервера <text:span text:style-name="_5f_bold">Apache</text:span> запущен под пользователем и группой <text:span text:style-name="_5f_bold">www-data</text:span></text:p>
      <text:p text:style-name="P26">Директории виртуальных хостов расположены в <text:span text:style-name="_5f_bold">/var/www</text:span></text:p>
      <text:p text:style-name="P26">Нам нужно обеспечить минимальные права для <text:span text:style-name="_5f_bold">web-</text:span>сервера (чтение директорий и файлов), чтобы он мог работать. И предоставить необходимые права на создание, редактирование и удаление файлов и директорий разработчику.</text:p>
      <text:p text:style-name="P41">Устанавливаем владельца и права</text:p>
      <text:p text:style-name="P34">У всего дерево должен быть владелец wordpress и группа www-data. <text:span text:style-name="T35">Все каталоги 775. Все файлы 6</text:span><text:span text:style-name="T36">6</text:span><text:span text:style-name="T35">4.</text:span></text:p>
      <text:p text:style-name="P14">sudo find /var/www/wordpress.localhost -exec chown <text:span text:style-name="T26">wordpress</text:span>:www-data {} \; -print</text:p>
      <text:p text:style-name="P14">sudo find /var/www/wordpress.localhost -type d -exec chmod <text:span text:style-name="T27">775</text:span> {} \; -print</text:p>
      <text:p text:style-name="P14">sudo find /var/www/wordpress.localhost -type f -exec chmod 6<text:span text:style-name="T44">6</text:span>4 {} \; -print</text:p>
      <text:p text:style-name="P15">sudo find /var/www/<text:span text:style-name="T62">superstaff</text:span>.localhost -exec chown <text:span text:style-name="T28">userstaff</text:span>:www-data {} \; -print</text:p>
      <text:p text:style-name="P15">sudo find /var/www/<text:span text:style-name="T62">superstaff</text:span>.localhost -type d -exec chmod <text:span text:style-name="T27">775</text:span> {} \; -print</text:p>
      <text:p text:style-name="P15">sudo find /var/www/<text:span text:style-name="T62">superstaff</text:span>.localhost -type f -exec chmod 6<text:span text:style-name="T44">6</text:span>4 {} \; -print</text:p>
      <text:p text:style-name="P37">Можно в браузере запустить <text:span text:style-name="T56">сайт. </text:span><text:span text:style-name="_5f_bold"><text:span text:style-name="T50">Apache </text:span></text:span><text:span text:style-name="T57">должен </text:span><text:span text:style-name="T56">откликнется.</text:span></text:p>
      <text:p text:style-name="P37"><text:a xlink:type="simple" xlink:href="http://wordpress.localhost/" text:style-name="Internet_20_link" text:visited-style-name="Visited_20_Internet_20_Link">http://wordpress.localhost/</text:a></text:p>
      <text:p text:style-name="P37"/>
      <text:p text:style-name="P1"><text:a xlink:type="simple" xlink:href="http://wordpress.test/" text:style-name="Internet_20_link" text:visited-style-name="Visited_20_Internet_20_Link">http://wordpress.test/</text:a></text:p>
      <text:p text:style-name="P43">вывел:</text:p>
      <text:p text:style-name="P1">Index of /</text:p>
      <text:p text:style-name="P1">[ICO]<text:tab/>Name<text:tab/>Last modified<text:tab/>Size<text:tab/>Description</text:p>
      <text:p text:style-name="P1">Apache/2.4.41 (Ubuntu) Server at wordpress.test Port 80</text:p>
      <text:p text:style-name="P44"><text:span text:style-name="T40">Намекает что в папке пусто. </text:span><text:span text:style-name="T41">Заходим на ftp из под пользователя </text:span><text:span text:style-name="_5f_bold"><text:span text:style-name="T41">wordpress</text:span></text:span><text:span text:style-name="T41"> и кидаем в корень </text:span><text:span text:style-name="T8">файл </text:span><text:span text:style-name="_5f_bold"><text:span text:style-name="T41">index.php.</text:span></text:span><text:span text:style-name="T8"> Работает.</text:span></text:p>
      <text:p text:style-name="P45"/>
      <text:p text:style-name="P46"/>
      <text:p text:style-name="P46"/>
      <text:p text:style-name="P46"><text:soft-page-break/></text:p>
      <text:p text:style-name="P46">]</text:p>
      <text:p text:style-name="P46">[Tue Jan 26 05:47:53.681212 2021] [mpm_prefork:notice] [pid 2002] AH00163: Apache/2.4.41 (Ubuntu) configured -- resuming normal operations</text:p>
      <text:p text:style-name="P46">[Tue Jan 26 05:47:53.681343 2021] [core:notice] [pid 2002] AH00094: Command line: '/usr/sbin/apache2'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.101cm" fo:margin-bottom="0.101cm" style:contextual-spacing="false" fo:line-height="0.45cm" fo:text-indent="0cm" style:auto-text-indent="false"/>
      <style:text-properties fo:language="zxx" fo:country="none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01cm" style:contextual-spacing="true" fo:text-indent="0cm" style:auto-text-indent="false" style:page-number="auto" fo:background-color="#f6f8fa" fo:padding="0.101cm" fo:border="0.26pt solid #00a933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_5f_comment" style:display-name="_comment" style:family="paragraph" style:parent-style-name="_5f_text" style:master-page-name="">
      <style:paragraph-properties style:page-number="auto" fo:padding-left="0.199cm" fo:padding-right="0.199cm" fo:padding-top="0.049cm" fo:padding-bottom="0.049cm" fo:border="1.25pt solid #81d41a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style:border-line-width="0.026cm 0.004cm 0.053cm" fo:padding="0.101cm" fo:border="2.35pt double #ff5429"/>
      <style:text-properties style:font-name="Calibri Light" fo:font-family="'Calibri Light'" style:font-style-name="Обычный" style:font-family-generic="swiss" style:font-pitch="variable" fo:font-size="10pt" fo:font-weight="bold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1pt" fo:language="none" fo:country="none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tru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0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examine" style:display-name="_examine" style:family="paragraph" style:parent-style-name="_5f_text" style:master-page-name="">
      <loext:graphic-properties draw:fill="none" draw:fill-color="#ff0000"/>
      <style:paragraph-properties fo:margin-left="0cm" fo:margin-right="0cm" fo:text-indent="0cm" style:auto-text-indent="false" style:page-number="auto" fo:background-color="transparent" fo:padding-left="0.199cm" fo:padding-right="0.199cm" fo:padding-top="0cm" fo:padding-bottom="0cm" fo:border="1.25pt solid #ff0000">
        <style:tab-stops/>
      </style:paragraph-properties>
      <style:text-properties style:use-window-font-color="true" loext:opacity="0%" style:font-name="Calibri Light1" fo:font-family="'Calibri Light'" style:font-style-name="Жирный" style:font-family-generic="swiss" style:font-pitch="variable" fo:font-weight="bold" officeooo:rsid="001e3f4c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0.302cm" fo:margin-left="0.1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0.4cm" fo:margin-left="0.1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7cm" fo:margin-left="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210</meta:editing-cycles>
    <meta:print-date>1970-01-01T03:00:00</meta:print-date>
    <meta:creation-date>2019-07-03T13:26:00</meta:creation-date>
    <dc:date>2021-01-26T15:32:28.412000000</dc:date>
    <meta:editing-duration>P7DT7H23M5S</meta:editing-duration>
    <meta:generator>LibreOffice/7.0.3.1$Windows_X86_64 LibreOffice_project/d7547858d014d4cf69878db179d326fc3483e082</meta:generator>
    <meta:document-statistic meta:table-count="0" meta:image-count="0" meta:object-count="0" meta:page-count="4" meta:paragraph-count="124" meta:word-count="849" meta:character-count="7058" meta:non-whitespace-character-count="6271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